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00bf" officeooo:paragraph-rsid="001300bf"/>
    </style:style>
    <style:style style:name="P2" style:family="paragraph" style:parent-style-name="Text_20_body">
      <style:text-properties officeooo:paragraph-rsid="001300bf"/>
    </style:style>
    <style:style style:name="P3" style:family="paragraph" style:parent-style-name="Title">
      <style:text-properties officeooo:rsid="001300bf" officeooo:paragraph-rsid="001300bf"/>
    </style:style>
    <style:style style:name="P4" style:family="paragraph" style:parent-style-name="Subtitle">
      <style:text-properties officeooo:rsid="001300bf" officeooo:paragraph-rsid="001300bf"/>
    </style:style>
    <style:style style:name="P5" style:family="paragraph" style:parent-style-name="Heading_20_1">
      <style:paragraph-properties fo:break-before="page"/>
      <style:text-properties officeooo:rsid="001300bf" officeooo:paragraph-rsid="001300bf"/>
    </style:style>
    <style:style style:name="P6" style:family="paragraph" style:parent-style-name="Heading_20_1">
      <style:paragraph-properties fo:break-before="page"/>
      <style:text-properties officeooo:rsid="001333be" officeooo:paragraph-rsid="001333b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de programmation impérative et fonctionnelle</text:p>
      <text:p text:style-name="Text_20_body"/>
      <text:p text:style-name="P4">Reconnaissance de caractères manuscrits par réseau de neurones à convoltion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Bonneval Fabien</text:p>
      <text:p text:style-name="P4">Buisan Guilhem</text:p>
      <text:p text:style-name="P4">Dzieciol Nicola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8"><text:a xlink:type="simple" xlink:href="#__RefHeading___Toc105_2023746032" text:style-name="Index_20_Link" text:visited-style-name="Index_20_Link">Introduction<text:tab/>3</text:a></text:p>
          <text:p text:style-name="P8"><text:a xlink:type="simple" xlink:href="#__RefHeading___Toc107_2023746032" text:style-name="Index_20_Link" text:visited-style-name="Index_20_Link">I – Présentation du sujet<text:tab/>4</text:a></text:p>
          <text:p text:style-name="P8"><text:a xlink:type="simple" xlink:href="#__RefHeading___Toc109_2023746032" text:style-name="Index_20_Link" text:visited-style-name="Index_20_Link">II – Etat de l'art<text:tab/>5</text:a></text:p>
          <text:p text:style-name="P8"><text:a xlink:type="simple" xlink:href="#__RefHeading___Toc111_2023746032" text:style-name="Index_20_Link" text:visited-style-name="Index_20_Link">III – Choix concernant notre projet<text:tab/>6</text:a></text:p>
          <text:p text:style-name="P8"><text:a xlink:type="simple" xlink:href="#__RefHeading___Toc113_2023746032" text:style-name="Index_20_Link" text:visited-style-name="Index_20_Link">IV - Résultats<text:tab/>7</text:a></text:p>
          <text:p text:style-name="P8"><text:a xlink:type="simple" xlink:href="#__RefHeading___Toc115_2023746032" text:style-name="Index_20_Link" text:visited-style-name="Index_20_Link">Conclusion<text:tab/>8</text:a></text:p>
        </text:index-body>
      </text:table-of-content>
      <text:p text:style-name="P1"/>
      <text:h text:style-name="P5" text:outline-level="1"><text:bookmark-start text:name="__RefHeading___Toc105_2023746032"/>Introduction<text:bookmark-end text:name="__RefHeading___Toc105_2023746032"/></text:h>
      <text:p text:style-name="P2"/>
      <text:h text:style-name="P5" text:outline-level="1"><text:bookmark-start text:name="__RefHeading___Toc107_2023746032"/>I – Présentation du sujet<text:bookmark-end text:name="__RefHeading___Toc107_2023746032"/></text:h>
      <text:h text:style-name="P6" text:outline-level="1"><text:bookmark-start text:name="__RefHeading___Toc109_2023746032"/>II – État de l'art<text:bookmark-end text:name="__RefHeading___Toc109_2023746032"/></text:h>
      <text:h text:style-name="P6" text:outline-level="1"><text:bookmark-start text:name="__RefHeading___Toc111_2023746032"/>III – Choix concernant notre projet<text:bookmark-end text:name="__RefHeading___Toc111_2023746032"/></text:h>
      <text:h text:style-name="P6" text:outline-level="1"><text:bookmark-start text:name="__RefHeading___Toc113_2023746032"/>IV - Résultats<text:bookmark-end text:name="__RefHeading___Toc113_2023746032"/></text:h>
      <text:h text:style-name="P6" text:outline-level="1"><text:bookmark-start text:name="__RefHeading___Toc115_2023746032"/>Conclusion<text:bookmark-end text:name="__RefHeading___Toc115_202374603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22:33:54.588904132</dc:date>
    <meta:editing-duration>PT2H36M9S</meta:editing-duration>
    <meta:editing-cycles>1</meta:editing-cycles>
    <meta:document-statistic meta:table-count="0" meta:image-count="0" meta:object-count="0" meta:page-count="8" meta:paragraph-count="18" meta:word-count="67" meta:character-count="429" meta:non-whitespace-character-count="374"/>
    <meta:generator>LibreOffice/4.4.6.3$Linux_X86_64 LibreOffice_project/40m0$Build-3</meta:generator>
  </office:meta>
</office:document-meta>
</file>